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1a846" officeooo:paragraph-rsid="0011a846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officeooo:paragraph-rsid="0011a846"/>
    </style:style>
    <style:style style:name="P3" style:family="paragraph" style:parent-style-name="Standard" style:list-style-name="L1">
      <style:text-properties officeooo:paragraph-rsid="001373f1"/>
    </style:style>
    <style:style style:name="P4" style:family="paragraph" style:parent-style-name="Standard" style:list-style-name="L1">
      <style:text-properties fo:language="zxx" fo:country="none" officeooo:rsid="0011a846" officeooo:paragraph-rsid="0011a846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zxx" fo:country="none" fo:font-weight="bold" officeooo:rsid="0011a846" officeooo:paragraph-rsid="0011a846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 style:list-style-name="L1">
      <style:text-properties fo:language="zxx" fo:country="none" fo:font-weight="normal" officeooo:rsid="0011a846" officeooo:paragraph-rsid="0011a846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 style:list-style-name="L1">
      <style:text-properties fo:language="zxx" fo:country="none" fo:font-weight="normal" officeooo:rsid="001373f1" officeooo:paragraph-rsid="0011a84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 style:list-style-name="L1">
      <style:text-properties fo:language="zxx" fo:country="none" fo:font-weight="normal" officeooo:rsid="001373f1" officeooo:paragraph-rsid="001373f1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1373f1" officeooo:paragraph-rsid="001373f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 style:list-style-name="L1">
      <style:text-properties fo:language="zxx" fo:country="none" fo:font-weight="normal" officeooo:rsid="0013b58d" officeooo:paragraph-rsid="001373f1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 style:list-style-name="L1">
      <style:text-properties fo:language="zxx" fo:country="none" fo:font-weight="normal" officeooo:rsid="0013b58d" officeooo:paragraph-rsid="0013b58d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fo:font-weight="normal" officeooo:rsid="0013b58d" officeooo:paragraph-rsid="001373f1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list-style-name="L1">
      <style:text-properties fo:language="zxx" fo:country="none" fo:font-weight="normal" officeooo:rsid="00157fb0" officeooo:paragraph-rsid="00157fb0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 style:list-style-name="L1">
      <style:text-properties officeooo:rsid="001373f1" officeooo:paragraph-rsid="001373f1"/>
    </style:style>
    <style:style style:name="P15" style:family="paragraph" style:parent-style-name="Standard" style:list-style-name="L1">
      <style:text-properties fo:font-weight="bold" officeooo:rsid="001373f1" officeooo:paragraph-rsid="001373f1" style:font-weight-asian="bold" style:font-weight-complex="bold"/>
    </style:style>
    <style:style style:name="P16" style:family="paragraph" style:parent-style-name="Standard" style:list-style-name="L1">
      <style:text-properties officeooo:rsid="0013b58d" officeooo:paragraph-rsid="0013b58d"/>
    </style:style>
    <style:style style:name="P17" style:family="paragraph" style:parent-style-name="Standard" style:list-style-name="L1">
      <style:text-properties officeooo:rsid="00157fb0" officeooo:paragraph-rsid="00157f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zxx" fo:country="none" fo:font-weight="bold" officeooo:rsid="0011a846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fo:font-weight="bold" officeooo:rsid="001373f1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11a846" style:language-asian="zxx" style:country-asian="none" style:language-complex="zxx" style:country-complex="none"/>
    </style:style>
    <style:style style:name="T7" style:family="text">
      <style:text-properties fo:language="zxx" fo:country="none" officeooo:rsid="0016895f" style:language-asian="zxx" style:country-asian="none" style:language-complex="zxx" style:country-complex="none"/>
    </style:style>
    <style:style style:name="T8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zxx" fo:country="none" fo:font-weight="normal" officeooo:rsid="0011a846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language="zxx" fo:country="none" fo:font-weight="normal" officeooo:rsid="001373f1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language="zxx" fo:country="none" fo:font-weight="normal" officeooo:rsid="0013b58d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fo:language="zxx" fo:country="none" fo:font-weight="normal" officeooo:rsid="00157fb0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language="zxx" fo:country="none" fo:font-weight="normal" officeooo:rsid="0015cd1c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689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9633569" text:style-name="L1">
        <text:list-item>
          <text:p text:style-name="P2"><text:span text:style-name="T3">Inizializzazione</text:span><text:span text:style-name="T6">:</text:span></text:p>
          <text:p text:style-name="P4">in Server::main vengono creati ConsensusModule (Follower?), Log, StateMachine</text:p>
          <text:p text:style-name="P4">alla creazione dei vari elementi vengono settate le condizioni iniziali:</text:p>
          <text:p text:style-name="P4">es currentTerm = 0, commitIndex = 0, lastApplied = 0</text:p>
          <text:p text:style-name="P4"/>
        </text:list-item>
        <text:list-item>
          <text:p text:style-name="P4"><text:span text:style-name="T1">currentTerm</text:span>: aggiornato ad ogni RPC ricevuta sulla base del parametro term</text:p>
          <text:p text:style-name="P4"/>
        </text:list-item>
        <text:list-item>
          <text:p text:style-name="P4"><text:span text:style-name="T1">votedFor</text:span>: aggiornato in RequestVoteRPC dopo aver votato, null quando cambia il term</text:p>
          <text:p text:style-name="P4"/>
        </text:list-item>
        <text:list-item>
          <text:p text:style-name="P2"><text:span text:style-name="T3">log</text:span><text:span text:style-name="T6">: aggiornato in </text:span><text:span text:style-name="T7">AppendEntry</text:span><text:span text:style-name="T6">RPC che chiama Log::appendEntry, che direi chiama a sua volta StateMachine::executeCommand</text:span></text:p>
          <text:p text:style-name="P4">-&gt; domanda: in maniera sincrona o asincrona? Direi l'appenEntry sincrono e l'executeCommand asincrono (ma da vedere meglio)</text:p>
        </text:list-item>
      </text:list>
      <text:p text:style-name="P1"/>
      <text:list xml:id="list192254193746872" text:continue-numbering="true" text:style-name="L1">
        <text:list-item>
          <text:p text:style-name="P5">commitIndex<text:span text:style-name="T14">: aggiornato in RequestVoteRPC</text:span></text:p>
          <text:p text:style-name="P6"/>
        </text:list-item>
        <text:list-item>
          <text:p text:style-name="P2"><text:span text:style-name="T3">lastApplied</text:span><text:span text:style-name="T9">: da aggiornare </text:span><text:span text:style-name="T13">assieme a commitIndex, in base a questo eseguire i comandi sulla state machine -&gt; è ConsensusModule che chiama StateMachine::executeCommand, non Log (togliere referenza di log a state machine)</text:span></text:p>
          <text:p text:style-name="P7"/>
        </text:list-item>
        <text:list-item>
          <text:p text:style-name="P3"><text:span text:style-name="T4">nextIndex[]</text:span><text:span text:style-name="T10">: inizializzato a 0 nel costruttore di Leader, aggiornato dal leader quando riceve risposta da AppendEntriesRPC ai follower</text:span></text:p>
          <text:p text:style-name="P8"/>
        </text:list-item>
        <text:list-item>
          <text:p text:style-name="P15"><text:span text:style-name="T5">matchIndex[]: </text:span><text:span text:style-name="T8">inizializzato a 0 nel costruttore di Leader, aggiornato dal leader quando riceve risposta da AppendEntriesRPC ai follower</text:span></text:p>
          <text:p text:style-name="P8"/>
        </text:list-item>
        <text:list-item>
          <text:p text:style-name="P14"><text:span text:style-name="T2">Comunicazione client-server</text:span><text:span text:style-name="T8">: </text:span></text:p>
          <text:p text:style-name="P14"><text:span text:style-name="T8">client chiama una RPC di server per mandare un comando (ad esempio Server::executeCommand); server </text:span><text:span text:style-name="T11">a sua volta dovrebbe chiamare un metodo di consensus module (ConsensusModule::handleCommand per esempio), implementato in modo diverso in Leader e Follower (Candidate?)</text:span></text:p>
          <text:p text:style-name="P10">-&gt; Leader: gestisce effettivamente la richiesta (mette il command nel suo log e invia le <text:tab/> <text:s/><text:tab/> <text:s text:c="4"/>AppendEntriesRPC agli altri...)</text:p>
          <text:p text:style-name="P10">-&gt; Follower: manda la richiesta al leader (deve sapere l'IP!)</text:p>
        </text:list-item>
      </text:list>
      <text:p text:style-name="P12"/>
      <text:list xml:id="list192254191405385" text:continue-numbering="true" text:style-name="L1">
        <text:list-item>
          <text:p text:style-name="P16"><text:span text:style-name="T2">RMI vs Socket</text:span><text:span text:style-name="T8">: </text:span></text:p>
          <text:p text:style-name="P11">-&gt; effettivamente il meccanismo è quello di RMI (procedure sincrone), ma dobbiamo impararlo; inoltre, come funzionano i thread con RMI è esplicitamente non specificato nella documentazione (e non è una cosa bella), </text:p>
          <text:p text:style-name="P11">-&gt; usare le socket è più semplice, e ci lascia anche più libertà di gestire la sincronizzazione e il multithreading, ma bisogna reimplementare il meccanismo delle procedure sincrone (in realtà non è difficile)</text:p>
          <text:p text:style-name="P16"><text:span text:style-name="T8">-&gt; qualsiasi cosa scegliamo, dobbiamo capire come indirizzare fra loro i server (ip?naming di RMI?): </text:span><text:span text:style-name="T12">dobbiamo capire se il gruppo di server è statico (stesso id = stesso ip, gli id si sanno dall'inizio) o dinamico (si possono unire server con nuovi id – nel caso, dati da chi? Boh forse il leader?)</text:span></text:p>
        </text:list-item>
      </text:list>
      <text:p text:style-name="P9"/>
      <text:list xml:id="list192254165827616" text:continue-numbering="true" text:style-name="L1">
        <text:list-item>
          <text:p text:style-name="P17"><text:span text:style-name="T2">Cosa implementare ora</text:span><text:span text:style-name="T8">: </text:span></text:p>
          <text:p text:style-name="P13">inizializzazione, appendEntriesRPC, requestVoteRPC (v. pag. 4), Leader::executeCommand (quello di follower deve solo girare la chiamata al leader, ci penserei dopo)</text:p>
          <text:p text:style-name="P13">magari comincerei da inserire le info in pag.4 nel codice, e poi leggendo man mano il paper aggiornare il nostro codice a seconda di quello che leggiamo</text:p>
          <text:p text:style-name="P17"><text:soft-page-break/><text:span text:style-name="T8">NB: salteranno fuori nuovi metodi di log e probabilmente di altre classi (es Log::deleteEntriesFrom), </text:span><text:span text:style-name="T13">e ci sarà anche da pensare a come implementare il lo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8:19:20.946343706</meta:creation-date>
    <dc:date>2022-03-17T19:22:52.720979268</dc:date>
    <meta:editing-duration>PT3H31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446" meta:character-count="2895" meta:non-whitespace-character-count="2490"/>
  </office:meta>
</office:document-meta>
</file>